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7" style:parent-style-name="Fuentedepárrafopredeter." style:family="text">
      <style:text-properties fo:font-weight="bold" style:font-weight-asian="bold" style:font-weight-complex="bold" fo:font-size="16pt" style:font-size-asian="16pt" style:font-size-complex="16pt" style:language-asian="es" style:country-asian="AR" style:language-complex="ar" style:country-complex="SA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text-properties fo:font-size="8pt" style:font-size-asian="8pt" style:font-size-complex="8pt"/>
    </style:style>
    <style:style style:name="P1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1" style:parent-style-name="Standard" style:family="paragraph">
      <style:text-properties fo:font-size="8pt" style:font-size-asian="8pt" style:font-size-complex="8pt"/>
    </style:style>
    <style:style style:name="TableColumn13" style:family="table-column">
      <style:table-column-properties style:column-width="0.7916in" style:use-optimal-column-width="false"/>
    </style:style>
    <style:style style:name="TableColumn14" style:family="table-column">
      <style:table-column-properties style:column-width="0.6409in" style:use-optimal-column-width="false"/>
    </style:style>
    <style:style style:name="TableColumn15" style:family="table-column">
      <style:table-column-properties style:column-width="4.0881in" style:use-optimal-column-width="false"/>
    </style:style>
    <style:style style:name="TableColumn16" style:family="table-column">
      <style:table-column-properties style:column-width="1.1722in" style:use-optimal-column-width="false"/>
    </style:style>
    <style:style style:name="Table12" style:family="table">
      <style:table-properties style:width="6.693in" fo:margin-left="-0.009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fo:background-color="#C0C0C0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0" style:family="table-cell">
      <style:table-cell-properties fo:border-top="0.0034in solid #000000" fo:border-left="0.0034in solid #000000" fo:border-bottom="0.0034in solid #000000" fo:border-right="none" fo:background-color="#C0C0C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2" style:family="table-cell">
      <style:table-cell-properties fo:border-top="0.0034in solid #000000" fo:border-left="0.0034in solid #000000" fo:border-bottom="0.0034in solid #000000" fo:border-right="none" fo:background-color="#C0C0C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24" style:family="table-cell">
      <style:table-cell-properties fo:border="0.0034in solid #000000" fo:background-color="#C0C0C0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fo:font-size="8pt" style:font-size-asian="8pt" style:font-size-complex="8pt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8pt" style:font-size-asian="8pt" style:font-size-complex="8pt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size="8pt" style:font-size-asian="8pt" style:font-size-complex="8pt"/>
    </style:style>
    <style:style style:name="P35" style:parent-style-name="Standard" style:family="paragraph">
      <style:text-properties fo:font-size="8pt" style:font-size-asian="8pt" style:font-size-complex="8pt"/>
    </style:style>
    <style:style style:name="P36" style:parent-style-name="Standard" style:family="paragraph">
      <style:text-properties fo:font-size="8pt" style:font-size-asian="8pt" style:font-size-complex="8pt"/>
    </style:style>
    <style:style style:name="P37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3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3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1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7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4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51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5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5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5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5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56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57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5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5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6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61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6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6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6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6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66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67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6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6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7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71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7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7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7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7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76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77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7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7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8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81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8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83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8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85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86" style:parent-style-name="Standard" style:family="paragraph">
      <style:text-properties fo:font-size="8pt" style:font-size-asian="8pt" style:font-size-complex="8pt"/>
    </style:style>
    <style:style style:name="P87" style:parent-style-name="Standard" style:family="paragraph">
      <style:text-properties fo:font-size="8pt" style:font-size-asian="8pt" style:font-size-complex="8pt"/>
    </style:style>
    <style:style style:name="P8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89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9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91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92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93" style:parent-style-name="Standard" style:family="paragraph">
      <style:text-properties fo:font-size="8pt" style:font-size-asian="8pt" style:font-size-complex="8pt"/>
    </style:style>
    <style:style style:name="P94" style:parent-style-name="Standard" style:family="paragraph">
      <style:text-properties fo:font-size="8pt" style:font-size-asian="8pt" style:font-size-complex="8pt"/>
    </style:style>
    <style:style style:name="P95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96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97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98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99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00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01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02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03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04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05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06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07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08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09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10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11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12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13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14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15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16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17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18" style:parent-style-name="Standard" style:family="paragraph">
      <style:paragraph-properties fo:text-align="justify"/>
      <style:text-properties fo:font-size="8pt" style:font-size-asian="8pt" style:font-size-complex="8pt"/>
    </style:style>
    <style:style style:name="P119" style:parent-style-name="Standard" style:family="paragraph">
      <style:text-properties fo:font-size="8pt" style:font-size-asian="8pt" style:font-size-complex="8pt"/>
    </style:style>
    <style:style style:name="P120" style:parent-style-name="Standard" style:family="paragraph">
      <style:text-properties fo:font-size="8pt" style:font-size-asian="8pt" style:font-size-complex="8pt"/>
    </style:style>
    <style:style style:name="P121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22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23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124" style:parent-style-name="Standard" style:family="paragraph">
      <style:text-properties fo:font-size="8pt" style:font-size-asian="8pt" style:font-size-complex="8pt"/>
    </style:style>
    <style:style style:name="P125" style:parent-style-name="Standard" style:family="paragraph">
      <style:text-properties fo:font-size="8pt" style:font-size-asian="8pt" style:font-size-complex="8pt"/>
    </style:style>
    <style:style style:name="P126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127" style:parent-style-name="Standard" style:family="paragraph">
      <style:text-properties fo:font-size="8pt" style:font-size-asian="8pt" style:font-size-complex="8pt"/>
    </style:style>
    <style:style style:name="P128" style:parent-style-name="Standard" style:family="paragraph">
      <style:text-properties fo:font-size="8pt" style:font-size-asian="8pt" style:font-size-complex="8pt"/>
    </style:style>
    <style:style style:name="P129" style:parent-style-name="Standard" style:family="paragraph">
      <style:text-properties fo:font-size="8pt" style:font-size-asian="8pt" style:font-size-complex="8pt"/>
    </style:style>
    <style:style style:name="P130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131" style:parent-style-name="Standard" style:family="paragraph">
      <style:text-properties fo:font-size="8pt" style:font-size-asian="8pt" style:font-size-complex="8pt"/>
    </style:style>
    <style:style style:name="P132" style:parent-style-name="Standard" style:family="paragraph">
      <style:text-properties fo:font-size="8pt" style:font-size-asian="8pt" style:font-size-complex="8pt"/>
    </style:style>
    <style:style style:name="P133" style:parent-style-name="Standard" style:family="paragraph">
      <style:text-properties fo:font-size="8pt" style:font-size-asian="8pt" style:font-size-complex="8pt"/>
    </style:style>
    <style:style style:name="P134" style:parent-style-name="Standard" style:family="paragraph">
      <style:text-properties fo:font-size="8pt" style:font-size-asian="8pt" style:font-size-complex="8pt"/>
    </style:style>
    <style:style style:name="P135" style:parent-style-name="Standard" style:family="paragraph">
      <style:text-properties fo:font-size="8pt" style:font-size-asian="8pt" style:font-size-complex="8pt"/>
    </style:style>
    <style:style style:name="P136" style:parent-style-name="Standard" style:family="paragraph">
      <style:text-properties fo:font-size="8pt" style:font-size-asian="8pt" style:font-size-complex="8pt"/>
    </style:style>
    <style:style style:name="P137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138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139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140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141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142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143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144" style:parent-style-name="Standard" style:family="paragraph">
      <style:text-properties fo:font-size="8pt" style:font-size-asian="8pt" style:font-size-complex="8pt"/>
    </style:style>
    <style:style style:name="P145" style:parent-style-name="Standard" style:family="paragraph">
      <style:text-properties fo:font-size="8pt" style:font-size-asian="8pt" style:font-size-complex="8pt"/>
    </style:style>
    <style:style style:name="P146" style:parent-style-name="Standard" style:family="paragraph">
      <style:text-properties fo:font-size="8pt" style:font-size-asian="8pt" style:font-size-complex="8pt"/>
    </style:style>
    <style:style style:name="TableColumn148" style:family="table-column">
      <style:table-column-properties style:column-width="1.1097in" style:use-optimal-column-width="false"/>
    </style:style>
    <style:style style:name="TableColumn149" style:family="table-column">
      <style:table-column-properties style:column-width="0.5833in" style:use-optimal-column-width="false"/>
    </style:style>
    <style:style style:name="TableColumn150" style:family="table-column">
      <style:table-column-properties style:column-width="3.9687in" style:use-optimal-column-width="false"/>
    </style:style>
    <style:style style:name="TableColumn151" style:family="table-column">
      <style:table-column-properties style:column-width="1.0312in" style:use-optimal-column-width="false"/>
    </style:style>
    <style:style style:name="Table147" style:family="table">
      <style:table-properties style:width="6.693in" fo:margin-left="-0.009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034in solid #000000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155" style:family="table-cell">
      <style:table-cell-properties fo:border-top="0.0034in solid #000000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157" style:family="table-cell">
      <style:table-cell-properties fo:border-top="0.0034in solid #000000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159" style:family="table-cell">
      <style:table-cell-properties fo:border="0.0034in solid #000000" fo:background-color="#E6E6FF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font-size="8pt" style:font-size-asian="8pt" style:font-size-complex="8pt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ize="8pt" style:font-size-asian="8pt" style:font-size-complex="8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fo:font-size="8pt" style:font-size-asian="8pt" style:font-size-complex="8pt"/>
    </style:style>
    <style:style style:name="P183" style:parent-style-name="Standard" style:family="paragraph">
      <style:text-properties fo:font-size="8pt" style:font-size-asian="8pt" style:font-size-complex="8pt"/>
    </style:style>
    <style:style style:name="P184" style:parent-style-name="Standard" style:family="paragraph">
      <style:text-properties fo:font-size="8pt" style:font-size-asian="8pt" style:font-size-complex="8pt"/>
    </style:style>
    <style:style style:name="P185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186" style:parent-style-name="Standard" style:family="paragraph">
      <style:text-properties fo:font-size="8pt" style:font-size-asian="8pt" style:font-size-complex="8pt"/>
    </style:style>
    <style:style style:name="P187" style:parent-style-name="Standard" style:family="paragraph">
      <style:text-properties fo:font-size="8pt" style:font-size-asian="8pt" style:font-size-complex="8pt"/>
    </style:style>
    <style:style style:name="P188" style:parent-style-name="Standard" style:family="paragraph">
      <style:text-properties fo:font-size="8pt" style:font-size-asian="8pt" style:font-size-complex="8pt"/>
    </style:style>
    <style:style style:name="P189" style:parent-style-name="Standard" style:family="paragraph">
      <style:text-properties fo:font-size="8pt" style:font-size-asian="8pt" style:font-size-complex="8pt"/>
    </style:style>
    <style:style style:name="P190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191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192" style:parent-style-name="Standard" style:family="paragraph">
      <style:text-properties fo:font-size="8pt" style:font-size-asian="8pt" style:font-size-complex="8pt"/>
    </style:style>
    <style:style style:name="P193" style:parent-style-name="Standard" style:family="paragraph">
      <style:text-properties fo:font-size="8pt" style:font-size-asian="8pt" style:font-size-complex="8pt"/>
    </style:style>
    <style:style style:name="P194" style:parent-style-name="Standard" style:family="paragraph">
      <style:text-properties fo:font-size="8pt" style:font-size-asian="8pt" style:font-size-complex="8pt"/>
    </style:style>
    <style:style style:name="P195" style:parent-style-name="Standard" style:family="paragraph">
      <style:text-properties fo:font-size="8pt" style:font-size-asian="8pt" style:font-size-complex="8pt"/>
    </style:style>
    <style:style style:name="P196" style:parent-style-name="Standard" style:family="paragraph">
      <style:text-properties fo:font-size="8pt" style:font-size-asian="8pt" style:font-size-complex="8pt"/>
    </style:style>
    <style:style style:name="P197" style:parent-style-name="Standard" style:family="paragraph">
      <style:text-properties fo:font-size="8pt" style:font-size-asian="8pt" style:font-size-complex="8pt"/>
    </style:style>
    <style:style style:name="P198" style:parent-style-name="Standard" style:family="paragraph">
      <style:text-properties fo:font-size="8pt" style:font-size-asian="8pt" style:font-size-complex="8pt"/>
    </style:style>
    <style:style style:name="P199" style:parent-style-name="Standard" style:family="paragraph">
      <style:text-properties fo:font-size="8pt" style:font-size-asian="8pt" style:font-size-complex="8pt"/>
    </style:style>
    <style:style style:name="P200" style:parent-style-name="Standard" style:family="paragraph">
      <style:text-properties fo:font-size="8pt" style:font-size-asian="8pt" style:font-size-complex="8pt"/>
    </style:style>
    <style:style style:name="P201" style:parent-style-name="Standard" style:family="paragraph">
      <style:text-properties fo:font-size="8pt" style:font-size-asian="8pt" style:font-size-complex="8pt"/>
    </style:style>
    <style:style style:name="P202" style:parent-style-name="Standard" style:family="paragraph">
      <style:text-properties fo:font-size="8pt" style:font-size-asian="8pt" style:font-size-complex="8pt"/>
    </style:style>
    <style:style style:name="P203" style:parent-style-name="Standard" style:family="paragraph">
      <style:text-properties fo:font-size="8pt" style:font-size-asian="8pt" style:font-size-complex="8pt"/>
    </style:style>
    <style:style style:name="P204" style:parent-style-name="Standard" style:family="paragraph">
      <style:text-properties fo:font-size="8pt" style:font-size-asian="8pt" style:font-size-complex="8pt"/>
    </style:style>
    <style:style style:name="P205" style:parent-style-name="Standard" style:family="paragraph">
      <style:text-properties fo:font-size="8pt" style:font-size-asian="8pt" style:font-size-complex="8pt"/>
    </style:style>
    <style:style style:name="P206" style:parent-style-name="Standard" style:family="paragraph">
      <style:text-properties fo:font-size="8pt" style:font-size-asian="8pt" style:font-size-complex="8pt"/>
    </style:style>
    <style:style style:name="P207" style:parent-style-name="Standard" style:family="paragraph">
      <style:text-properties fo:font-size="8pt" style:font-size-asian="8pt" style:font-size-complex="8pt"/>
    </style:style>
    <style:style style:name="P208" style:parent-style-name="Standard" style:family="paragraph">
      <style:text-properties fo:font-size="8pt" style:font-size-asian="8pt" style:font-size-complex="8pt"/>
    </style:style>
    <style:style style:name="P209" style:parent-style-name="Standard" style:family="paragraph">
      <style:text-properties fo:font-size="8pt" style:font-size-asian="8pt" style:font-size-complex="8pt"/>
    </style:style>
    <style:style style:name="P210" style:parent-style-name="Standard" style:family="paragraph">
      <style:text-properties fo:font-size="8pt" style:font-size-asian="8pt" style:font-size-complex="8pt"/>
    </style:style>
    <style:style style:name="P211" style:parent-style-name="Standard" style:family="paragraph">
      <style:text-properties fo:font-size="8pt" style:font-size-asian="8pt" style:font-size-complex="8pt"/>
    </style:style>
    <style:style style:name="P212" style:parent-style-name="Standard" style:family="paragraph">
      <style:text-properties fo:font-size="8pt" style:font-size-asian="8pt" style:font-size-complex="8pt"/>
    </style:style>
    <style:style style:name="P213" style:parent-style-name="Standard" style:family="paragraph">
      <style:text-properties fo:font-size="8pt" style:font-size-asian="8pt" style:font-size-complex="8pt"/>
    </style:style>
    <style:style style:name="P214" style:parent-style-name="Standard" style:family="paragraph">
      <style:text-properties fo:font-size="8pt" style:font-size-asian="8pt" style:font-size-complex="8pt"/>
    </style:style>
    <style:style style:name="P215" style:parent-style-name="Standard" style:family="paragraph">
      <style:text-properties fo:font-size="8pt" style:font-size-asian="8pt" style:font-size-complex="8pt"/>
    </style:style>
    <style:style style:name="P216" style:parent-style-name="Standard" style:family="paragraph">
      <style:text-properties fo:font-size="8pt" style:font-size-asian="8pt" style:font-size-complex="8pt"/>
    </style:style>
    <style:style style:name="P217" style:parent-style-name="Standard" style:family="paragraph">
      <style:text-properties fo:font-size="8pt" style:font-size-asian="8pt" style:font-size-complex="8pt"/>
    </style:style>
    <style:style style:name="P218" style:parent-style-name="Standard" style:family="paragraph">
      <style:text-properties fo:font-size="8pt" style:font-size-asian="8pt" style:font-size-complex="8pt"/>
    </style:style>
    <style:style style:name="P219" style:parent-style-name="Standard" style:family="paragraph">
      <style:text-properties fo:font-size="8pt" style:font-size-asian="8pt" style:font-size-complex="8pt"/>
    </style:style>
    <style:style style:name="P220" style:parent-style-name="Standard" style:family="paragraph">
      <style:text-properties fo:font-size="8pt" style:font-size-asian="8pt" style:font-size-complex="8pt"/>
    </style:style>
    <style:style style:name="P221" style:parent-style-name="Standard" style:family="paragraph">
      <style:text-properties fo:font-size="8pt" style:font-size-asian="8pt" style:font-size-complex="8pt"/>
    </style:style>
    <style:style style:name="P222" style:parent-style-name="Standard" style:family="paragraph">
      <style:text-properties fo:font-size="8pt" style:font-size-asian="8pt" style:font-size-complex="8pt"/>
    </style:style>
    <style:style style:name="P223" style:parent-style-name="Standard" style:family="paragraph">
      <style:text-properties fo:font-size="8pt" style:font-size-asian="8pt" style:font-size-complex="8pt"/>
    </style:style>
    <style:style style:name="P224" style:parent-style-name="Standard" style:family="paragraph">
      <style:text-properties fo:font-size="8pt" style:font-size-asian="8pt" style:font-size-complex="8pt"/>
    </style:style>
    <style:style style:name="P225" style:parent-style-name="Standard" style:family="paragraph">
      <style:text-properties fo:font-size="8pt" style:font-size-asian="8pt" style:font-size-complex="8pt"/>
    </style:style>
    <style:style style:name="P226" style:parent-style-name="Standard" style:family="paragraph">
      <style:text-properties fo:font-size="8pt" style:font-size-asian="8pt" style:font-size-complex="8pt"/>
    </style:style>
    <style:style style:name="P227" style:parent-style-name="Standard" style:family="paragraph">
      <style:text-properties fo:font-size="8pt" style:font-size-asian="8pt" style:font-size-complex="8pt"/>
    </style:style>
    <style:style style:name="P228" style:parent-style-name="Standard" style:family="paragraph">
      <style:text-properties fo:font-size="8pt" style:font-size-asian="8pt" style:font-size-complex="8pt"/>
    </style:style>
    <style:style style:name="P229" style:parent-style-name="Standard" style:family="paragraph">
      <style:text-properties fo:font-size="8pt" style:font-size-asian="8pt" style:font-size-complex="8pt"/>
    </style:style>
    <style:style style:name="P230" style:parent-style-name="Standard" style:family="paragraph">
      <style:text-properties fo:font-size="8pt" style:font-size-asian="8pt" style:font-size-complex="8pt"/>
    </style:style>
    <style:style style:name="P231" style:parent-style-name="Standard" style:family="paragraph">
      <style:text-properties fo:font-size="8pt" style:font-size-asian="8pt" style:font-size-complex="8pt"/>
    </style:style>
    <style:style style:name="P232" style:parent-style-name="Standard" style:family="paragraph">
      <style:text-properties fo:font-size="8pt" style:font-size-asian="8pt" style:font-size-complex="8pt"/>
    </style:style>
    <style:style style:name="P233" style:parent-style-name="Standard" style:family="paragraph">
      <style:text-properties fo:font-size="8pt" style:font-size-asian="8pt" style:font-size-complex="8pt"/>
    </style:style>
    <style:style style:name="P234" style:parent-style-name="Standard" style:family="paragraph">
      <style:text-properties fo:font-size="8pt" style:font-size-asian="8pt" style:font-size-complex="8pt"/>
    </style:style>
    <style:style style:name="P235" style:parent-style-name="Standard" style:family="paragraph">
      <style:text-properties fo:font-size="8pt" style:font-size-asian="8pt" style:font-size-complex="8pt"/>
    </style:style>
    <style:style style:name="P236" style:parent-style-name="Standard" style:family="paragraph">
      <style:text-properties fo:font-size="8pt" style:font-size-asian="8pt" style:font-size-complex="8pt"/>
    </style:style>
    <style:style style:name="P237" style:parent-style-name="Standard" style:family="paragraph">
      <style:text-properties fo:font-size="8pt" style:font-size-asian="8pt" style:font-size-complex="8pt"/>
    </style:style>
    <style:style style:name="P238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39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TableColumn241" style:family="table-column">
      <style:table-column-properties style:column-width="3.3465in" style:use-optimal-column-width="false"/>
    </style:style>
    <style:style style:name="TableColumn242" style:family="table-column">
      <style:table-column-properties style:column-width="3.3465in" style:use-optimal-column-width="false"/>
    </style:style>
    <style:style style:name="Table240" style:family="table">
      <style:table-properties style:width="6.693in" fo:margin-left="-0.009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0.0034in solid #000000" fo:border-left="0.0034in solid #000000" fo:border-bottom="0.0034in solid #000000" fo:border-right="none" fo:background-color="#E6E6FF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246" style:family="table-cell">
      <style:table-cell-properties fo:border="0.0034in solid #000000" fo:background-color="#E6E6FF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size="8pt" style:font-size-asian="8pt" style:font-size-complex="8pt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Cell2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font-size="8pt" style:font-size-asian="8pt" style:font-size-complex="8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font-size="8pt" style:font-size-asian="8pt" style:font-size-complex="8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fo:font-size="8pt" style:font-size-asian="8pt" style:font-size-complex="8pt"/>
    </style:style>
    <style:style style:name="TableRow268" style:family="table-row">
      <style:table-row-properties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font-size="8pt" style:font-size-asian="8pt" style:font-size-complex="8pt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size="8pt" style:font-size-asian="8pt" style:font-size-complex="8pt"/>
    </style:style>
    <style:style style:name="P273" style:parent-style-name="Standard" style:family="paragraph">
      <style:text-properties fo:font-size="8pt" style:font-size-asian="8pt" style:font-size-complex="8pt"/>
    </style:style>
    <style:style style:name="P274" style:parent-style-name="Standard" style:family="paragraph">
      <style:text-properties fo:font-size="8pt" style:font-size-asian="8pt" style:font-size-complex="8pt"/>
    </style:style>
    <style:style style:name="P275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276" style:parent-style-name="Standard" style:family="paragraph">
      <style:text-properties fo:font-size="8pt" style:font-size-asian="8pt" style:font-size-complex="8pt"/>
    </style:style>
    <style:style style:name="P277" style:parent-style-name="Standard" style:family="paragraph">
      <style:text-properties fo:font-size="8pt" style:font-size-asian="8pt" style:font-size-complex="8pt"/>
    </style:style>
    <style:style style:name="P278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279" style:parent-style-name="Standard" style:family="paragraph">
      <style:text-properties fo:font-size="8pt" style:font-size-asian="8pt" style:font-size-complex="8pt"/>
    </style:style>
    <style:style style:name="P280" style:parent-style-name="Standard" style:family="paragraph">
      <style:text-properties fo:font-size="8pt" style:font-size-asian="8pt" style:font-size-complex="8pt"/>
    </style:style>
    <style:style style:name="P281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282" style:parent-style-name="Standard" style:family="paragraph">
      <style:text-properties fo:font-size="8pt" style:font-size-asian="8pt" style:font-size-complex="8pt"/>
    </style:style>
    <style:style style:name="P283" style:parent-style-name="Standard" style:family="paragraph">
      <style:text-properties fo:font-size="8pt" style:font-size-asian="8pt" style:font-size-complex="8pt"/>
    </style:style>
    <style:style style:name="P284" style:parent-style-name="Standard" style:family="paragraph">
      <style:text-properties fo:font-weight="bold" style:font-weight-asian="bold" style:font-weight-complex="bold" fo:font-size="10pt" style:font-size-asian="10pt" style:font-size-complex="10pt"/>
    </style:style>
    <style:style style:name="P285" style:parent-style-name="Standard" style:family="paragraph">
      <style:text-properties fo:font-size="8pt" style:font-size-asian="8pt" style:font-size-complex="8pt"/>
    </style:style>
    <style:style style:name="P286" style:parent-style-name="Standard" style:family="paragraph">
      <style:text-properties fo:font-size="8pt" style:font-size-asian="8pt" style:font-size-complex="8pt"/>
    </style:style>
    <style:style style:name="P287" style:parent-style-name="Standard" style:family="paragraph">
      <style:text-properties fo:font-size="8pt" style:font-size-asian="8pt" style:font-size-complex="8pt"/>
    </style:style>
    <style:style style:name="P288" style:parent-style-name="Standard" style:family="paragraph">
      <style:text-properties fo:font-size="8pt" style:font-size-asian="8pt" style:font-size-complex="8pt"/>
    </style:style>
    <style:style style:name="P289" style:parent-style-name="Standard" style:family="paragraph">
      <style:text-properties fo:font-size="8pt" style:font-size-asian="8pt" style:font-size-complex="8pt"/>
    </style:style>
    <style:style style:name="P290" style:parent-style-name="Standard" style:family="paragraph">
      <style:text-properties fo:font-size="8pt" style:font-size-asian="8pt" style:font-size-complex="8pt"/>
    </style:style>
    <style:style style:name="P291" style:parent-style-name="Standard" style:family="paragraph">
      <style:text-properties fo:font-size="8pt" style:font-size-asian="8pt" style:font-size-complex="8pt"/>
    </style:style>
    <style:style style:name="P292" style:parent-style-name="Standard" style:family="paragraph">
      <style:text-properties fo:font-size="8pt" style:font-size-asian="8pt" style:font-size-complex="8pt"/>
    </style:style>
    <style:style style:name="P293" style:parent-style-name="Standard" style:family="paragraph">
      <style:text-properties fo:font-size="8pt" style:font-size-asian="8pt" style:font-size-complex="8pt"/>
    </style:style>
    <style:style style:family="graphic" style:name="a2">
      <style:graphic-properties style:wrap="run-through" style:run-through="foreground" draw:fill="none" draw:stroke="solid" svg:stroke-width="0.03976in" svg:stroke-color="#3465af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7"><draw:connector draw:type="line" svg:x1="0.02638in" svg:y1="0.11873in" svg:x2="6.68679in" svg:y2="0.11457in" draw:z-index="251658240" draw:id="id2" draw:style-name="a2" draw:name="Conector recto 3" text:anchor-type="paragraph"><svg:title/><svg:desc/></draw:connector></text:span></text:p>
      <text:p text:style-name="P8">Visión.</text:p>
      <text:p text:style-name="P9"/>
      <text:p text:style-name="P10">Historia de Revisión.</text:p>
      <text:p text:style-name="P11"/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Versión</text:p>
          </table:table-cell>
          <table:table-cell table:style-name="TableCell20">
            <text:p text:style-name="P21">Fecha</text:p>
          </table:table-cell>
          <table:table-cell table:style-name="TableCell22">
            <text:p text:style-name="P23">Descripción</text:p>
          </table:table-cell>
          <table:table-cell table:style-name="TableCell24">
            <text:p text:style-name="P25">Autor</text:p>
          </table:table-cell>
        </table:table-row>
        <table:table-row table:style-name="TableRow26">
          <table:table-cell table:style-name="TableCell27">
            <text:p text:style-name="P28">Borrador Inicio</text:p>
          </table:table-cell>
          <table:table-cell table:style-name="TableCell29">
            <text:p text:style-name="P30">27/11/2014</text:p>
          </table:table-cell>
          <table:table-cell table:style-name="TableCell31">
            <text:p text:style-name="P32">Primer borrador para refinarse principalmente durante la elaboración</text:p>
          </table:table-cell>
          <table:table-cell table:style-name="TableCell33">
            <text:p text:style-name="P34">Betancur Damián<text:s/>Ariel</text:p>
          </table:table-cell>
        </table:table-row>
      </table:table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>Introducción</text:p>
      <text:p text:style-name="P86"/>
      <text:p text:style-name="P87">Preveemos una aplicación de un punto de venta de pasajes (PDVP) tolerante a fallos de próxima generación, PVDP Gestión de Pasajes, con flexibilidad para poder soportar variación en las<text:s/>reglas del negocio del cliente, multiples mecanismos de terminal e interfaz de usuario, y la integración con multiples sistemas de terceras partes.</text:p>
      <text:p text:style-name="P88"/>
      <text:p text:style-name="P89">Orientación</text:p>
      <text:p text:style-name="P90"/>
      <text:p text:style-name="P91">Oportunidad del negocio</text:p>
      <text:p text:style-name="P92"/>
      <text:p text:style-name="P93">Los productos PVDP existentes no son adaptables al negocio del cliente, en términos de permitir variar las reglas de negocio y los diseños de la red (por ejemplo cliente delgado o no, arquitectura en 2, 3 ó 4 capas). Además, no permiten su extension de manera adecuada cuando se incrementan los terminales y crece el negocio.<text:s/>Y ninguno permite trabajar en linea o desconectados, adaptandose dinamicamente dependiendo de los fallos. Ninguno se integra fácilmente con muchos sistemas de terceras partes. Ninguno admite nuevas tecnologias como los PDA's móviles. El mercado se siente<text:s/>insatisfecho debido a este estado inflexible de cosas, y demandan PVDP que rectifique esta situación.</text:p>
      <text:p text:style-name="P94"/>
      <text:p text:style-name="P95">Enunciado del problema</text:p>
      <text:p text:style-name="P96"/>
      <text:p text:style-name="P97"><text:tab/>Se trata de una empresa de buses que ha decidido encarar un proyecto de informatización de su sistema de ventas y reservas de<text:s/>pasajes.</text:p>
      <text:p text:style-name="P98">La empresa tiene servicios que cubre distintos “intinerarios”. Cada intinerario tiene un punto de partida y un punto de destino, por ejemplo Posadas-Cordoba. A su vez dentro de cada intinerario existen paradas intermedias en distintas ciudades dentro del recorrido. Por ejemplo el intinerario Posadas-cordoba tiene paradas intermedias como ser Ituzaingo, Corrientes, Resistencia, Reconquista, etc.</text:p>
      <text:p text:style-name="P99"><text:tab/>Para cada intinerario, la empresa comercializa pasajes para el intinerario completo o para tramos entre<text:s/>cualquiera de sus puntos, con la regla de que siempre la partida debe ser anterior al destino dentro del intinerario. Por ejemplo Ituzaingo-Resisitencia es un tramo valido en tanto que para el mismo intinerario Reconquista-Corrientes es invalido.</text:p>
      <text:p text:style-name="P100"><text:tab/>Un servicio es un viaje particular dentro de un intinerario. Los servicios estan caracterizados por un intinerario (incluyendo todos sus puntos intermedios), fecha de partida y de llegada, horario de partida y de llegada, y tienen unidades (bus) asignada.</text:p>
      <text:p text:style-name="P101">Los intinerarios estan preestablecidos en sus horarios de partida y llegada, ciudades, origen y destino, puntos intermedios.</text:p>
      <text:p text:style-name="P102"><text:tab/>Una unidad es un vehiculo colectivo particular que tiene un Layout de butacas propias.</text:p>
      <text:p text:style-name="P103">Hay unidades de uno y dos pisos. Se distinguen categorias de unidades por ejemplo, comun, semi-cama y coche cama.</text:p>
      <text:p text:style-name="P104"><text:tab/>La calidad de un servicio queda definido por la categoria de la unidad y por el tipo de atención común o ejecutivo.</text:p>
      <text:p text:style-name="P105">Segun la calidad de servicioy el intinerario (o tramo del servicio) depende el costo del pasaje.</text:p>
      <text:p text:style-name="P106"><text:tab/>El programador del servicio (persona encargada de las altas y mantener servicio) programa un servicio asignado a un intinerario prefijado, una fecha determinada de partida, una unidad, y especifica la calidad del servicio.</text:p>
      <text:p text:style-name="P107"/>
      <text:p text:style-name="P108">El sistema debe permitir la organización de los servicios y la venta y reserva de pasajes en los mismos.</text:p>
      <text:p text:style-name="P109">Un pasaje para un intinerario (o tramo) puede venderse o reservarse, solo si esta libre. Las reservas, caducan 30 minutos antes del horario de partida si<text:s/>es que la venta no se efectivizo.</text:p>
      <text:p text:style-name="P110"/>
      <text:p text:style-name="P111">Las funciones que debe preveer el sistema deben ser:</text:p>
      <text:list text:style-name="LFO2" text:continue-numbering="true">
        <text:list-item>
          <text:p text:style-name="P112">Reserva de Pasajes</text:p>
        </text:list-item>
        <text:list-item>
          <text:p text:style-name="P113">Venta de Pasajes</text:p>
        </text:list-item>
        <text:list-item>
          <text:p text:style-name="P114">Cancelación de Reservas a Pedido.</text:p>
        </text:list-item>
        <text:list-item>
          <text:p text:style-name="P115">Mantenimiento de Intinerario.</text:p>
        </text:list-item>
        <text:list-item>
          <text:p text:style-name="P116">Mantenimiento de Unidades.</text:p>
        </text:list-item>
        <text:list-item>
          <text:p text:style-name="P117">Mantenimiento de Servicios.</text:p>
        </text:list-item>
      </text:list>
      <text:p text:style-name="P118"/>
      <text:p text:style-name="P119"/>
      <text:p text:style-name="P120"/>
      <text:p text:style-name="P121">Descripción del personal involucrado.</text:p>
      <text:p text:style-name="P122"/>
      <text:p text:style-name="P123">Demografía de mercado</text:p>
      <text:p text:style-name="P124">Información demografica de Posadas misiones</text:p>
      <text:p text:style-name="P125"/>
      <text:p text:style-name="P126">Resumene del personal involucrado en el desarrollo</text:p>
      <text:p text:style-name="P127">Programador: Betanur Damián Ariel.</text:p>
      <text:p text:style-name="P128">Profesor: Godoy Diego</text:p>
      <text:p text:style-name="P129"/>
      <text:p text:style-name="P130">Resumen de usuarios</text:p>
      <text:p text:style-name="P131"/>
      <text:p text:style-name="P132">Cajero:</text:p>
      <text:p text:style-name="P133">Programador<text:s/>de Servicios:</text:p>
      <text:p text:style-name="P134">Supervisor:</text:p>
      <text:p text:style-name="P135">…</text:p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>Objetivos de alto nivel</text:p>
      <text:p text:style-name="P144"/>
      <text:p text:style-name="P145">El taller de requisitos de un día con los expertos en la materia que se está estudiando y otras personas involucradas, y encuestas a varios distribuidores, nos llevaron a los siguientes<text:s/>objetivos y problemas claves:</text:p>
      <text:p text:style-name="P146"/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Objetivo de alto nivel</text:p>
          </table:table-cell>
          <table:table-cell table:style-name="TableCell155">
            <text:p text:style-name="P156">Prioridad</text:p>
          </table:table-cell>
          <table:table-cell table:style-name="TableCell157">
            <text:p text:style-name="P158">Problemas e inquietudes</text:p>
          </table:table-cell>
          <table:table-cell table:style-name="TableCell159">
            <text:p text:style-name="P160">Soluciones actuales</text:p>
          </table:table-cell>
        </table:table-row>
        <table:table-row table:style-name="TableRow161">
          <table:table-cell table:style-name="TableCell162">
            <text:p text:style-name="P163">Procesamiento de ventas rápido, robusto e integrado</text:p>
          </table:table-cell>
          <table:table-cell table:style-name="TableCell164">
            <text:p text:style-name="P165">Alta</text:p>
          </table:table-cell>
          <table:table-cell table:style-name="TableCell166">
            <text:p text:style-name="P167">Se reduce la velocidad cuando se incrementa la carga.</text:p>
            <text:p text:style-name="P168">Pérdida de la capacidad de<text:s/>procesamiento de las ventas si los componentes fallan.</text:p>
            <text:p text:style-name="P169">Carencia de información actualizada y precisa de la contabilidad y otros sistemas debido a que no está integrado con los sistemas de contabilidad, inventario y RRHH. Da lugar a dificultades en las medidas y la planificación.</text:p>
            <text:p text:style-name="P170">Imposibilidad de adaptar las reglas de negocio a requisitos del negocio únicos.</text:p>
            <text:p text:style-name="P171">Dificultad al añadir nuevos tipos de terminales o interfaces de usuario (por ejemplo, PDA's móviles).</text:p>
          </table:table-cell>
          <table:table-cell table:style-name="TableCell172">
            <text:p text:style-name="P173">Los productos PVDP existentes permiten el procesamiento básico de ventas pero no abordan estos problemas.</text:p>
          </table:table-cell>
        </table:table-row>
        <table:table-row table:style-name="TableRow174">
          <table:table-cell table:style-name="TableCell175">
            <text:p text:style-name="P176">…</text:p>
          </table:table-cell>
          <table:table-cell table:style-name="TableCell177">
            <text:p text:style-name="P178">…</text:p>
          </table:table-cell>
          <table:table-cell table:style-name="TableCell179">
            <text:p text:style-name="P180">…</text:p>
          </table:table-cell>
          <table:table-cell table:style-name="TableCell181">
            <text:p text:style-name="P182">…</text:p>
          </table:table-cell>
        </table:table-row>
      </table:table>
      <text:p text:style-name="P183"/>
      <text:p text:style-name="P184"/>
      <text:p text:style-name="P185">Objetivos de nivel de usuario</text:p>
      <text:p text:style-name="P186">Los usuarios (y los sistemas externos) necesitan un sistema para satisfacer sus objetivos:</text:p>
      <text:list text:style-name="LFO3" text:continue-numbering="true">
        <text:list-item>
          <text:p text:style-name="P187">Cajero: Descripcion.</text:p>
        </text:list-item>
        <text:list-item>
          <text:p text:style-name="P188">Programador de Servicios:</text:p>
        </text:list-item>
      </text:list>
      <text:p text:style-name="P189"/>
      <text:p text:style-name="P190">Visión general<text:s/>del producto</text:p>
      <text:p text:style-name="P191">Perspectiva del producto</text:p>
      <text:p text:style-name="P192">El PVDP Gestión de Pasajes residira, normalmente, en tiendas; si se utilizan terminales moviles se encontrarán muy proximos a la red de la tienda, en el interior o en el exterior. Proporcionara servicios al usuario, y<text:s/>colaborará con otros sistemas, como se indica en la figura Visión-1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>Figura Visión-1. Diagrama de Contexto del Sistema PVDP Gestión de Pasajes.</text:p>
      <text:p text:style-name="P236"/>
      <text:p text:style-name="P237"/>
      <text:p text:style-name="P238">Resumen de los beneficios</text:p>
      <text:p text:style-name="P239"/>
      <table:table table:style-name="Table240">
        <table:table-columns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>
            <text:p text:style-name="P245">Caracteristicas soportadas</text:p>
          </table:table-cell>
          <table:table-cell table:style-name="TableCell246">
            <text:p text:style-name="P247">Beneficio del<text:s/>personal involucrado</text:p>
          </table:table-cell>
        </table:table-row>
        <table:table-row table:style-name="TableRow248">
          <table:table-cell table:style-name="TableCell249">
            <text:p text:style-name="P250">Funcionalmente, el sistema proporcionará todos los servicio típicos que requiere la organización de las ventas, incluyendo la entraada de las ventas, autorizaciones de pagos, gestión de devoluciones, etcetera.</text:p>
          </table:table-cell>
          <table:table-cell table:style-name="TableCell251">
            <text:p text:style-name="P252">Servicios de punto de venta rapídos y automáticos.</text:p>
          </table:table-cell>
        </table:table-row>
        <table:table-row table:style-name="TableRow253">
          <table:table-cell table:style-name="TableCell254">
            <text:p text:style-name="P255">Detección de fallos automáticos, cambiando a procesamiento local son conexión cuando los servicios no estén disponibles.</text:p>
          </table:table-cell>
          <table:table-cell table:style-name="TableCell256">
            <text:p text:style-name="P257">Procesamiento de ventas continuado cuando faltan los componentes externos.</text:p>
          </table:table-cell>
        </table:table-row>
        <table:table-row table:style-name="TableRow258">
          <table:table-cell table:style-name="TableCell259">
            <text:p text:style-name="P260">Reglas de negocio<text:s/>“conectables” en varios puntos del escenario durante el procesamiento de las ventas.</text:p>
          </table:table-cell>
          <table:table-cell table:style-name="TableCell261">
            <text:p text:style-name="P262">Configuración flexible de la lógica del negocio</text:p>
          </table:table-cell>
        </table:table-row>
        <table:table-row table:style-name="TableRow263">
          <table:table-cell table:style-name="TableCell264">
            <text:p text:style-name="P265">Transacciones en tiempo real con sistemas de terceras partes, hacindo uso de protocolos estándares industriales.</text:p>
          </table:table-cell>
          <table:table-cell table:style-name="TableCell266">
            <text:p text:style-name="P267">Información de ventas, contabilidad e inventario oportuna y precisa, para abordar las mediciones y la planificación.</text:p>
          </table:table-cell>
        </table:table-row>
        <table:table-row table:style-name="TableRow268">
          <table:table-cell table:style-name="TableCell269">
            <text:p text:style-name="P270">…</text:p>
          </table:table-cell>
          <table:table-cell table:style-name="TableCell271">
            <text:p text:style-name="P272">…</text:p>
          </table:table-cell>
        </table:table-row>
      </table:table>
      <text:p text:style-name="P273"/>
      <text:p text:style-name="P274"/>
      <text:p text:style-name="P275">Suposiciones y dependencias.</text:p>
      <text:p text:style-name="P276">Fdes</text:p>
      <text:p text:style-name="P277"/>
      <text:p text:style-name="P278">Coste y fijación del precio.</text:p>
      <text:p text:style-name="P279">Fdes</text:p>
      <text:p text:style-name="P280"/>
      <text:p text:style-name="P281">Licencia e instalación.</text:p>
      <text:p text:style-name="P282">Fdes</text:p>
      <text:p text:style-name="P283"/>
      <text:p text:style-name="P284">Resumen de las<text:s/>características<text:s/>del<text:s/>sistema</text:p>
      <text:list text:style-name="LFO4" text:continue-numbering="true">
        <text:list-item>
          <text:p text:style-name="P285">Entrada de ventas.</text:p>
        </text:list-item>
        <text:list-item>
          <text:p text:style-name="P286">Autorización de pagos (crédito, débito, cheque)</text:p>
        </text:list-item>
        <text:list-item>
          <text:p text:style-name="P287">Administración del sistema de usuarios, seguridad, código y tablas de constantes, etcétera.</text:p>
        </text:list-item>
        <text:list-item>
          <text:p text:style-name="P288">Procesamiento automático de ventas son conexión cuando falten los componentes externos.</text:p>
        </text:list-item>
        <text:list-item>
          <text:p text:style-name="P289">Transacciones en tiempo real, basados en estándares industriales, con sistemas de terceras partes, que incluye los servicios de inventario, contabilidad, recursos humanos, cáculo de impuestos, y autorizacion de pagos.</text:p>
        </text:list-item>
        <text:list-item>
          <text:p text:style-name="P290">Definición y ejecución de reglas de negocio “conectables” en puntos comunes y fijos de los escenarios de procesamiento.</text:p>
        </text:list-item>
        <text:list-item>
          <text:p text:style-name="P291">…</text:p>
        </text:list-item>
      </text:list>
      <text:p text:style-name="P292"/>
      <text:p text:style-name="P2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P2" style:parent-style-name="Encabezado" style:family="paragraph">
      <style:paragraph-properties fo:text-align="end"/>
    </style:style>
    <style:style style:name="T3" style:parent-style-name="Fuentedepárrafopredeter." style:family="text">
      <style:text-properties fo:font-size="8pt" style:font-size-asian="8pt" style:font-size-complex="8pt" style:language-asian="es" style:country-asian="AR" style:language-complex="ar" style:country-complex="SA"/>
    </style:style>
    <style:style style:name="T4" style:parent-style-name="Fuentedepárrafopredeter." style:family="text">
      <style:text-properties fo:font-size="8pt" style:font-size-asian="8pt" style:font-size-complex="8pt"/>
    </style:style>
    <style:style style:name="P5" style:parent-style-name="Piedepágina" style:family="paragraph">
      <style:paragraph-properties text:number-lines="true" fo:text-align="center"/>
    </style:style>
    <style:style style:name="T6" style:parent-style-name="Fuentedepárrafopredeter." style:family="text">
      <style:text-properties style:language-asian="es" style:country-asian="AR" style:language-complex="ar" style:country-complex="SA"/>
    </style:style>
    <style:style style:family="graphic" style:name="a0">
      <style:graphic-properties style:wrap="run-through" style:run-through="foreground" draw:fill="none" draw:stroke="solid" svg:stroke-width="0.01389in" svg:stroke-color="#3465af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3465af" svg:stroke-opacity="100%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connector draw:type="line" svg:x1="0.01024in" svg:y1="0.12992in" svg:x2="6.68176in" svg:y2="0.1452in" draw:z-index="251659264" draw:id="id0" draw:style-name="a0" draw:name="Conector recto 1" text:anchor-type="paragraph"><svg:title/><svg:desc/></draw:connector></text:span><text:span text:style-name="T4">Requisitos - Visión.</text:span></text:p>
      </style:header>
      <style:footer>
        <text:p text:style-name="P5"><text:span text:style-name="T6"><draw:connector draw:type="line" svg:x1="0.00551in" svg:y1="0.00748in" svg:x2="6.6826in" svg:y2="0.00748in" draw:z-index="251661312" draw:id="id1" draw:style-name="a1" draw:name="Conector recto 2" text:anchor-type="paragraph"><svg:title/><svg:desc/></draw:connector></text:span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20T22:05:00Z</meta:creation-date>
    <dc:date>2015-09-10T06:45:00Z</dc:date>
    <meta:template xlink:href="Normal" xlink:type="simple"/>
    <meta:editing-cycles>33</meta:editing-cycles>
    <meta:editing-duration>PT30720S</meta:editing-duration>
    <meta:document-statistic meta:page-count="1" meta:paragraph-count="14" meta:word-count="1134" meta:character-count="7357" meta:row-count="51" meta:non-whitespace-character-count="6237"/>
  </office:meta>
</office:document-meta>
</file>